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30.94mm"/>
    </style:style>
    <style:style style:name="co3" style:family="table-column">
      <style:table-column-properties fo:break-before="auto" style:column-width="33.18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11.01mm"/>
    </style:style>
    <style:style style:name="co6" style:family="table-column">
      <style:table-column-properties fo:break-before="auto" style:column-width="31.71mm"/>
    </style:style>
    <style:style style:name="co7" style:family="table-column">
      <style:table-column-properties fo:break-before="auto" style:column-width="32.21mm"/>
    </style:style>
    <style:style style:name="co8" style:family="table-column">
      <style:table-column-properties fo:break-before="auto" style:column-width="12.47mm"/>
    </style:style>
    <style:style style:name="co9" style:family="table-column">
      <style:table-column-properties fo:break-before="auto" style:column-width="12.9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3"/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0" table:style-name="ta1">
        <table:shapes>
          <draw:frame draw:z-index="0" draw:style-name="gr1" draw:text-style-name="P1" svg:width="204.9mm" svg:height="115.25mm" svg:x="84.7mm" svg:y="4.93mm">
            <loext:p draw:notify-on-update-of-ranges="T0.A3:T0.A103 T0.A3:T0.A103 T0.B2:T0.B2 T0.B3:T0.B103 T0.A3:T0.A103 T0.C2:T0.C2 T0.C3:T0.C1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number-columns-repeated="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8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1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9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15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9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>
            <text:p>T[0]</text:p>
          </table:table-cell>
          <table:table-cell table:style-name="ce2" office:value-type="string" calcext:value-type="string">
            <text:p>T(*, 0.0, 0.0)</text:p>
          </table:table-cell>
          <table:table-cell table:number-columns-repeated="398"/>
        </table:table-row>
        <table:table-row table:style-name="ro1">
          <table:table-cell office:value-type="string" calcext:value-type="string">
            <text:p>time</text:p>
          </table:table-cell>
          <table:table-cell table:style-name="ce2" office:value-type="string" calcext:value-type="string">
            <text:p>csSimulator</text:p>
          </table:table-cell>
          <table:table-cell table:style-name="ce1" office:value-type="string" calcext:value-type="string">
            <text:p>DAE Tools</text:p>
          </table:table-cell>
          <table:table-cell table:number-columns-repeated="3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300.875005490112" calcext:value-type="float">
            <text:p>300.875</text:p>
          </table:table-cell>
          <table:table-cell table:style-name="ce3" office:value-type="float" office:value="300.83125519586" calcext:value-type="float">
            <text:p>300.831</text:p>
          </table:table-cell>
          <table:table-cell table:number-columns-repeated="3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306.844164522136" calcext:value-type="float">
            <text:p>306.844</text:p>
          </table:table-cell>
          <table:table-cell table:style-name="ce3" office:value-type="float" office:value="306.837451188856" calcext:value-type="float">
            <text:p>306.837</text:p>
          </table:table-cell>
          <table:table-cell table:number-columns-repeated="39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309.636811474586" calcext:value-type="float">
            <text:p>309.637</text:p>
          </table:table-cell>
          <table:table-cell table:style-name="ce3" office:value-type="float" office:value="309.631631862243" calcext:value-type="float">
            <text:p>309.632</text:p>
          </table:table-cell>
          <table:table-cell table:number-columns-repeated="39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311.780277376074" calcext:value-type="float">
            <text:p>311.780</text:p>
          </table:table-cell>
          <table:table-cell table:style-name="ce3" office:value-type="float" office:value="311.77647968425" calcext:value-type="float">
            <text:p>311.776</text:p>
          </table:table-cell>
          <table:table-cell table:number-columns-repeated="39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313.564472664667" calcext:value-type="float">
            <text:p>313.564</text:p>
          </table:table-cell>
          <table:table-cell table:style-name="ce3" office:value-type="float" office:value="313.561375251053" calcext:value-type="float">
            <text:p>313.561</text:p>
          </table:table-cell>
          <table:table-cell table:number-columns-repeated="39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315.090662599127" calcext:value-type="float">
            <text:p>315.091</text:p>
          </table:table-cell>
          <table:table-cell table:style-name="ce3" office:value-type="float" office:value="315.087894848071" calcext:value-type="float">
            <text:p>315.088</text:p>
          </table:table-cell>
          <table:table-cell table:number-columns-repeated="39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316.40776131937" calcext:value-type="float">
            <text:p>316.408</text:p>
          </table:table-cell>
          <table:table-cell table:style-name="ce3" office:value-type="float" office:value="316.405209652843" calcext:value-type="float">
            <text:p>316.405</text:p>
          </table:table-cell>
          <table:table-cell table:number-columns-repeated="3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317.54769654547" calcext:value-type="float">
            <text:p>317.548</text:p>
          </table:table-cell>
          <table:table-cell table:style-name="ce3" office:value-type="float" office:value="317.545869627578" calcext:value-type="float">
            <text:p>317.546</text:p>
          </table:table-cell>
          <table:table-cell table:number-columns-repeated="39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318.534877323864" calcext:value-type="float">
            <text:p>318.535</text:p>
          </table:table-cell>
          <table:table-cell table:style-name="ce3" office:value-type="float" office:value="318.533721627763" calcext:value-type="float">
            <text:p>318.534</text:p>
          </table:table-cell>
          <table:table-cell table:number-columns-repeated="39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319.389894917268" calcext:value-type="float">
            <text:p>319.390</text:p>
          </table:table-cell>
          <table:table-cell table:style-name="ce3" office:value-type="float" office:value="319.389033832041" calcext:value-type="float">
            <text:p>319.389</text:p>
          </table:table-cell>
          <table:table-cell table:number-columns-repeated="39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320.130876337101" calcext:value-type="float">
            <text:p>320.131</text:p>
          </table:table-cell>
          <table:table-cell table:style-name="ce3" office:value-type="float" office:value="320.130019723842" calcext:value-type="float">
            <text:p>320.130</text:p>
          </table:table-cell>
          <table:table-cell table:number-columns-repeated="39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320.772810982339" calcext:value-type="float">
            <text:p>320.773</text:p>
          </table:table-cell>
          <table:table-cell table:style-name="ce3" office:value-type="float" office:value="320.77215320406" calcext:value-type="float">
            <text:p>320.772</text:p>
          </table:table-cell>
          <table:table-cell table:number-columns-repeated="39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321.329183316618" calcext:value-type="float">
            <text:p>321.329</text:p>
          </table:table-cell>
          <table:table-cell table:style-name="ce3" office:value-type="float" office:value="321.328685311137" calcext:value-type="float">
            <text:p>321.329</text:p>
          </table:table-cell>
          <table:table-cell table:number-columns-repeated="39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321.811116708092" calcext:value-type="float">
            <text:p>321.811</text:p>
          </table:table-cell>
          <table:table-cell table:style-name="ce3" office:value-type="float" office:value="321.811042591061" calcext:value-type="float">
            <text:p>321.811</text:p>
          </table:table-cell>
          <table:table-cell table:number-columns-repeated="39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322.22873108686" calcext:value-type="float">
            <text:p>322.229</text:p>
          </table:table-cell>
          <table:table-cell table:style-name="ce3" office:value-type="float" office:value="322.229085929137" calcext:value-type="float">
            <text:p>322.229</text:p>
          </table:table-cell>
          <table:table-cell table:number-columns-repeated="39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322.590620591654" calcext:value-type="float">
            <text:p>322.591</text:p>
          </table:table-cell>
          <table:table-cell table:style-name="ce3" office:value-type="float" office:value="322.590969989233" calcext:value-type="float">
            <text:p>322.591</text:p>
          </table:table-cell>
          <table:table-cell table:number-columns-repeated="39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322.904133924702" calcext:value-type="float">
            <text:p>322.904</text:p>
          </table:table-cell>
          <table:table-cell table:style-name="ce3" office:value-type="float" office:value="322.904487889583" calcext:value-type="float">
            <text:p>322.904</text:p>
          </table:table-cell>
          <table:table-cell table:number-columns-repeated="39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323.175775593764" calcext:value-type="float">
            <text:p>323.176</text:p>
          </table:table-cell>
          <table:table-cell table:style-name="ce3" office:value-type="float" office:value="323.175792270656" calcext:value-type="float">
            <text:p>323.176</text:p>
          </table:table-cell>
          <table:table-cell table:number-columns-repeated="39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323.411157139812" calcext:value-type="float">
            <text:p>323.411</text:p>
          </table:table-cell>
          <table:table-cell table:style-name="ce3" office:value-type="float" office:value="323.410728619497" calcext:value-type="float">
            <text:p>323.411</text:p>
          </table:table-cell>
          <table:table-cell table:number-columns-repeated="39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323.615069322728" calcext:value-type="float">
            <text:p>323.615</text:p>
          </table:table-cell>
          <table:table-cell table:style-name="ce3" office:value-type="float" office:value="323.614136403836" calcext:value-type="float">
            <text:p>323.614</text:p>
          </table:table-cell>
          <table:table-cell table:number-columns-repeated="39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323.791716552751" calcext:value-type="float">
            <text:p>323.792</text:p>
          </table:table-cell>
          <table:table-cell table:style-name="ce3" office:value-type="float" office:value="323.790528925655" calcext:value-type="float">
            <text:p>323.791</text:p>
          </table:table-cell>
          <table:table-cell table:number-columns-repeated="398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float" office:value="323.944783194997" calcext:value-type="float">
            <text:p>323.945</text:p>
          </table:table-cell>
          <table:table-cell table:style-name="ce3" office:value-type="float" office:value="323.943478546197" calcext:value-type="float">
            <text:p>323.943</text:p>
          </table:table-cell>
          <table:table-cell table:number-columns-repeated="398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float" office:value="324.077409637847" calcext:value-type="float">
            <text:p>324.077</text:p>
          </table:table-cell>
          <table:table-cell table:style-name="ce3" office:value-type="float" office:value="324.075972416751" calcext:value-type="float">
            <text:p>324.076</text:p>
          </table:table-cell>
          <table:table-cell table:number-columns-repeated="39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office:value-type="float" office:value="324.192325350325" calcext:value-type="float">
            <text:p>324.192</text:p>
          </table:table-cell>
          <table:table-cell table:style-name="ce3" office:value-type="float" office:value="324.190997743872" calcext:value-type="float">
            <text:p>324.191</text:p>
          </table:table-cell>
          <table:table-cell table:number-columns-repeated="39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office:value-type="float" office:value="324.291882339049" calcext:value-type="float">
            <text:p>324.292</text:p>
          </table:table-cell>
          <table:table-cell table:style-name="ce3" office:value-type="float" office:value="324.290746258327" calcext:value-type="float">
            <text:p>324.291</text:p>
          </table:table-cell>
          <table:table-cell table:number-columns-repeated="398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office:value-type="float" office:value="324.378160600846" calcext:value-type="float">
            <text:p>324.378</text:p>
          </table:table-cell>
          <table:table-cell table:style-name="ce3" office:value-type="float" office:value="324.377072886934" calcext:value-type="float">
            <text:p>324.377</text:p>
          </table:table-cell>
          <table:table-cell table:number-columns-repeated="398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float" office:value="324.452899165881" calcext:value-type="float">
            <text:p>324.453</text:p>
          </table:table-cell>
          <table:table-cell table:style-name="ce3" office:value-type="float" office:value="324.451643770463" calcext:value-type="float">
            <text:p>324.452</text:p>
          </table:table-cell>
          <table:table-cell table:number-columns-repeated="398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float" office:value="324.517612842178" calcext:value-type="float">
            <text:p>324.518</text:p>
          </table:table-cell>
          <table:table-cell table:style-name="ce3" office:value-type="float" office:value="324.516464088734" calcext:value-type="float">
            <text:p>324.516</text:p>
          </table:table-cell>
          <table:table-cell table:number-columns-repeated="398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float" office:value="324.57364305722" calcext:value-type="float">
            <text:p>324.574</text:p>
          </table:table-cell>
          <table:table-cell table:style-name="ce3" office:value-type="float" office:value="324.572661049033" calcext:value-type="float">
            <text:p>324.573</text:p>
          </table:table-cell>
          <table:table-cell table:number-columns-repeated="398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float" office:value="324.622268620916" calcext:value-type="float">
            <text:p>324.622</text:p>
          </table:table-cell>
          <table:table-cell table:style-name="ce3" office:value-type="float" office:value="324.621040843894" calcext:value-type="float">
            <text:p>324.621</text:p>
          </table:table-cell>
          <table:table-cell table:number-columns-repeated="398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float" office:value="324.664437997102" calcext:value-type="float">
            <text:p>324.664</text:p>
          </table:table-cell>
          <table:table-cell table:style-name="ce3" office:value-type="float" office:value="324.663122138114" calcext:value-type="float">
            <text:p>324.663</text:p>
          </table:table-cell>
          <table:table-cell table:number-columns-repeated="398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" office:value-type="float" office:value="324.700986256517" calcext:value-type="float">
            <text:p>324.701</text:p>
          </table:table-cell>
          <table:table-cell table:style-name="ce3" office:value-type="float" office:value="324.700111995483" calcext:value-type="float">
            <text:p>324.700</text:p>
          </table:table-cell>
          <table:table-cell table:number-columns-repeated="398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" office:value-type="float" office:value="324.732623024663" calcext:value-type="float">
            <text:p>324.733</text:p>
          </table:table-cell>
          <table:table-cell table:style-name="ce3" office:value-type="float" office:value="324.731828777483" calcext:value-type="float">
            <text:p>324.732</text:p>
          </table:table-cell>
          <table:table-cell table:number-columns-repeated="398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" office:value-type="float" office:value="324.760025104415" calcext:value-type="float">
            <text:p>324.760</text:p>
          </table:table-cell>
          <table:table-cell table:style-name="ce3" office:value-type="float" office:value="324.759168100337" calcext:value-type="float">
            <text:p>324.759</text:p>
          </table:table-cell>
          <table:table-cell table:number-columns-repeated="398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" office:value-type="float" office:value="324.783744680952" calcext:value-type="float">
            <text:p>324.784</text:p>
          </table:table-cell>
          <table:table-cell table:style-name="ce3" office:value-type="float" office:value="324.783045653244" calcext:value-type="float">
            <text:p>324.783</text:p>
          </table:table-cell>
          <table:table-cell table:number-columns-repeated="398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office:value-type="float" office:value="324.804292829007" calcext:value-type="float">
            <text:p>324.804</text:p>
          </table:table-cell>
          <table:table-cell table:style-name="ce3" office:value-type="float" office:value="324.803856620891" calcext:value-type="float">
            <text:p>324.804</text:p>
          </table:table-cell>
          <table:table-cell table:number-columns-repeated="398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office:value-type="float" office:value="324.822117717817" calcext:value-type="float">
            <text:p>324.822</text:p>
          </table:table-cell>
          <table:table-cell table:style-name="ce3" office:value-type="float" office:value="324.82168080807" calcext:value-type="float">
            <text:p>324.822</text:p>
          </table:table-cell>
          <table:table-cell table:number-columns-repeated="398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" office:value-type="float" office:value="324.837597153621" calcext:value-type="float">
            <text:p>324.838</text:p>
          </table:table-cell>
          <table:table-cell table:style-name="ce3" office:value-type="float" office:value="324.83719549544" calcext:value-type="float">
            <text:p>324.837</text:p>
          </table:table-cell>
          <table:table-cell table:number-columns-repeated="398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" office:value-type="float" office:value="324.851021737397" calcext:value-type="float">
            <text:p>324.851</text:p>
          </table:table-cell>
          <table:table-cell table:style-name="ce3" office:value-type="float" office:value="324.850972713202" calcext:value-type="float">
            <text:p>324.851</text:p>
          </table:table-cell>
          <table:table-cell table:number-columns-repeated="398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" office:value-type="float" office:value="324.862631906448" calcext:value-type="float">
            <text:p>324.863</text:p>
          </table:table-cell>
          <table:table-cell table:style-name="ce3" office:value-type="float" office:value="324.862673502914" calcext:value-type="float">
            <text:p>324.863</text:p>
          </table:table-cell>
          <table:table-cell table:number-columns-repeated="39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324.872683888218" calcext:value-type="float">
            <text:p>324.873</text:p>
          </table:table-cell>
          <table:table-cell table:style-name="ce3" office:value-type="float" office:value="324.872536111687" calcext:value-type="float">
            <text:p>324.873</text:p>
          </table:table-cell>
          <table:table-cell table:number-columns-repeated="398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office:value-type="float" office:value="324.88139445198" calcext:value-type="float">
            <text:p>324.881</text:p>
          </table:table-cell>
          <table:table-cell table:style-name="ce3" office:value-type="float" office:value="324.881457148674" calcext:value-type="float">
            <text:p>324.881</text:p>
          </table:table-cell>
          <table:table-cell table:number-columns-repeated="398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" office:value-type="float" office:value="324.888882253721" calcext:value-type="float">
            <text:p>324.889</text:p>
          </table:table-cell>
          <table:table-cell table:style-name="ce3" office:value-type="float" office:value="324.889199353647" calcext:value-type="float">
            <text:p>324.889</text:p>
          </table:table-cell>
          <table:table-cell table:number-columns-repeated="398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3" office:value-type="float" office:value="324.895405129185" calcext:value-type="float">
            <text:p>324.895</text:p>
          </table:table-cell>
          <table:table-cell table:style-name="ce3" office:value-type="float" office:value="324.895861816951" calcext:value-type="float">
            <text:p>324.896</text:p>
          </table:table-cell>
          <table:table-cell table:number-columns-repeated="398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3" office:value-type="float" office:value="324.901057889999" calcext:value-type="float">
            <text:p>324.901</text:p>
          </table:table-cell>
          <table:table-cell table:style-name="ce3" office:value-type="float" office:value="324.901579580994" calcext:value-type="float">
            <text:p>324.902</text:p>
          </table:table-cell>
          <table:table-cell table:number-columns-repeated="398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3" office:value-type="float" office:value="324.905954898303" calcext:value-type="float">
            <text:p>324.906</text:p>
          </table:table-cell>
          <table:table-cell table:style-name="ce3" office:value-type="float" office:value="324.906513595854" calcext:value-type="float">
            <text:p>324.907</text:p>
          </table:table-cell>
          <table:table-cell table:number-columns-repeated="398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3" office:value-type="float" office:value="324.910197253569" calcext:value-type="float">
            <text:p>324.910</text:p>
          </table:table-cell>
          <table:table-cell table:style-name="ce3" office:value-type="float" office:value="324.910894200529" calcext:value-type="float">
            <text:p>324.911</text:p>
          </table:table-cell>
          <table:table-cell table:number-columns-repeated="398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3" office:value-type="float" office:value="324.913848705674" calcext:value-type="float">
            <text:p>324.914</text:p>
          </table:table-cell>
          <table:table-cell table:style-name="ce3" office:value-type="float" office:value="324.914775625652" calcext:value-type="float">
            <text:p>324.915</text:p>
          </table:table-cell>
          <table:table-cell table:number-columns-repeated="39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3" office:value-type="float" office:value="324.917007554089" calcext:value-type="float">
            <text:p>324.917</text:p>
          </table:table-cell>
          <table:table-cell table:style-name="ce3" office:value-type="float" office:value="324.918104345982" calcext:value-type="float">
            <text:p>324.918</text:p>
          </table:table-cell>
          <table:table-cell table:number-columns-repeated="398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3" office:value-type="float" office:value="324.919740374211" calcext:value-type="float">
            <text:p>324.920</text:p>
          </table:table-cell>
          <table:table-cell table:style-name="ce3" office:value-type="float" office:value="324.920932880687" calcext:value-type="float">
            <text:p>324.921</text:p>
          </table:table-cell>
          <table:table-cell table:number-columns-repeated="398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office:value-type="float" office:value="324.922088991066" calcext:value-type="float">
            <text:p>324.922</text:p>
          </table:table-cell>
          <table:table-cell table:style-name="ce3" office:value-type="float" office:value="324.923506745139" calcext:value-type="float">
            <text:p>324.924</text:p>
          </table:table-cell>
          <table:table-cell table:number-columns-repeated="398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3" office:value-type="float" office:value="324.924129608075" calcext:value-type="float">
            <text:p>324.924</text:p>
          </table:table-cell>
          <table:table-cell table:style-name="ce3" office:value-type="float" office:value="324.925668843272" calcext:value-type="float">
            <text:p>324.926</text:p>
          </table:table-cell>
          <table:table-cell table:number-columns-repeated="398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3" office:value-type="float" office:value="324.92589378392" calcext:value-type="float">
            <text:p>324.926</text:p>
          </table:table-cell>
          <table:table-cell table:style-name="ce3" office:value-type="float" office:value="324.927419175085" calcext:value-type="float">
            <text:p>324.927</text:p>
          </table:table-cell>
          <table:table-cell table:number-columns-repeated="398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3" office:value-type="float" office:value="324.927402848555" calcext:value-type="float">
            <text:p>324.927</text:p>
          </table:table-cell>
          <table:table-cell table:style-name="ce3" office:value-type="float" office:value="324.928962842201" calcext:value-type="float">
            <text:p>324.929</text:p>
          </table:table-cell>
          <table:table-cell table:number-columns-repeated="398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3" office:value-type="float" office:value="324.928678419738" calcext:value-type="float">
            <text:p>324.929</text:p>
          </table:table-cell>
          <table:table-cell table:style-name="ce3" office:value-type="float" office:value="324.930349884284" calcext:value-type="float">
            <text:p>324.930</text:p>
          </table:table-cell>
          <table:table-cell table:number-columns-repeated="398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3" office:value-type="float" office:value="324.929761938925" calcext:value-type="float">
            <text:p>324.930</text:p>
          </table:table-cell>
          <table:table-cell table:style-name="ce3" office:value-type="float" office:value="324.931483464292" calcext:value-type="float">
            <text:p>324.931</text:p>
          </table:table-cell>
          <table:table-cell table:number-columns-repeated="398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3" office:value-type="float" office:value="324.930686650218" calcext:value-type="float">
            <text:p>324.931</text:p>
          </table:table-cell>
          <table:table-cell table:style-name="ce3" office:value-type="float" office:value="324.932370609579" calcext:value-type="float">
            <text:p>324.932</text:p>
          </table:table-cell>
          <table:table-cell table:number-columns-repeated="398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3" office:value-type="float" office:value="324.931485797721" calcext:value-type="float">
            <text:p>324.931</text:p>
          </table:table-cell>
          <table:table-cell table:style-name="ce3" office:value-type="float" office:value="324.933239011289" calcext:value-type="float">
            <text:p>324.933</text:p>
          </table:table-cell>
          <table:table-cell table:number-columns-repeated="398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3" office:value-type="float" office:value="324.932221113206" calcext:value-type="float">
            <text:p>324.932</text:p>
          </table:table-cell>
          <table:table-cell table:style-name="ce3" office:value-type="float" office:value="324.933957821262" calcext:value-type="float">
            <text:p>324.934</text:p>
          </table:table-cell>
          <table:table-cell table:number-columns-repeated="398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3" office:value-type="float" office:value="324.932962089808" calcext:value-type="float">
            <text:p>324.933</text:p>
          </table:table-cell>
          <table:table-cell table:style-name="ce3" office:value-type="float" office:value="324.934527039499" calcext:value-type="float">
            <text:p>324.935</text:p>
          </table:table-cell>
          <table:table-cell table:number-columns-repeated="398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office:value-type="float" office:value="324.933621003453" calcext:value-type="float">
            <text:p>324.934</text:p>
          </table:table-cell>
          <table:table-cell table:style-name="ce3" office:value-type="float" office:value="324.934982673785" calcext:value-type="float">
            <text:p>324.935</text:p>
          </table:table-cell>
          <table:table-cell table:number-columns-repeated="398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3" office:value-type="float" office:value="324.934197854141" calcext:value-type="float">
            <text:p>324.934</text:p>
          </table:table-cell>
          <table:table-cell table:style-name="ce3" office:value-type="float" office:value="324.935378627018" calcext:value-type="float">
            <text:p>324.935</text:p>
          </table:table-cell>
          <table:table-cell table:number-columns-repeated="398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3" office:value-type="float" office:value="324.934692641873" calcext:value-type="float">
            <text:p>324.935</text:p>
          </table:table-cell>
          <table:table-cell table:style-name="ce3" office:value-type="float" office:value="324.935702345441" calcext:value-type="float">
            <text:p>324.936</text:p>
          </table:table-cell>
          <table:table-cell table:number-columns-repeated="398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3" office:value-type="float" office:value="324.935105366647" calcext:value-type="float">
            <text:p>324.935</text:p>
          </table:table-cell>
          <table:table-cell table:style-name="ce3" office:value-type="float" office:value="324.935969185557" calcext:value-type="float">
            <text:p>324.936</text:p>
          </table:table-cell>
          <table:table-cell table:number-columns-repeated="398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3" office:value-type="float" office:value="324.935514877764" calcext:value-type="float">
            <text:p>324.936</text:p>
          </table:table-cell>
          <table:table-cell table:style-name="ce3" office:value-type="float" office:value="324.936183478552" calcext:value-type="float">
            <text:p>324.936</text:p>
          </table:table-cell>
          <table:table-cell table:number-columns-repeated="398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3" office:value-type="float" office:value="324.935868388234" calcext:value-type="float">
            <text:p>324.936</text:p>
          </table:table-cell>
          <table:table-cell table:style-name="ce3" office:value-type="float" office:value="324.936361181539" calcext:value-type="float">
            <text:p>324.936</text:p>
          </table:table-cell>
          <table:table-cell table:number-columns-repeated="398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3" office:value-type="float" office:value="324.936165289155" calcext:value-type="float">
            <text:p>324.936</text:p>
          </table:table-cell>
          <table:table-cell table:style-name="ce3" office:value-type="float" office:value="324.936516592071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3" office:value-type="float" office:value="324.936405580525" calcext:value-type="float">
            <text:p>324.936</text:p>
          </table:table-cell>
          <table:table-cell table:style-name="ce3" office:value-type="float" office:value="324.936651286492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3" office:value-type="float" office:value="324.936589262347" calcext:value-type="float">
            <text:p>324.937</text:p>
          </table:table-cell>
          <table:table-cell table:style-name="ce3" office:value-type="float" office:value="324.936740909997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3" office:value-type="float" office:value="324.936791369595" calcext:value-type="float">
            <text:p>324.937</text:p>
          </table:table-cell>
          <table:table-cell table:style-name="ce3" office:value-type="float" office:value="324.936808285029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3" office:value-type="float" office:value="324.936994425518" calcext:value-type="float">
            <text:p>324.937</text:p>
          </table:table-cell>
          <table:table-cell table:style-name="ce3" office:value-type="float" office:value="324.936858521826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3" office:value-type="float" office:value="324.937175221836" calcext:value-type="float">
            <text:p>324.937</text:p>
          </table:table-cell>
          <table:table-cell table:style-name="ce3" office:value-type="float" office:value="324.936896730627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3" office:value-type="float" office:value="324.937333758546" calcext:value-type="float">
            <text:p>324.937</text:p>
          </table:table-cell>
          <table:table-cell table:style-name="ce3" office:value-type="float" office:value="324.936928021671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3" office:value-type="float" office:value="324.937470035651" calcext:value-type="float">
            <text:p>324.937</text:p>
          </table:table-cell>
          <table:table-cell table:style-name="ce3" office:value-type="float" office:value="324.936957505199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3" office:value-type="float" office:value="324.937584053149" calcext:value-type="float">
            <text:p>324.938</text:p>
          </table:table-cell>
          <table:table-cell table:style-name="ce3" office:value-type="float" office:value="324.936992221172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3" office:value-type="float" office:value="324.937675811041" calcext:value-type="float">
            <text:p>324.938</text:p>
          </table:table-cell>
          <table:table-cell table:style-name="ce3" office:value-type="float" office:value="324.937041584628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3" office:value-type="float" office:value="324.937745309327" calcext:value-type="float">
            <text:p>324.938</text:p>
          </table:table-cell>
          <table:table-cell table:style-name="ce3" office:value-type="float" office:value="324.937090537838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3" office:value-type="float" office:value="324.937792548007" calcext:value-type="float">
            <text:p>324.938</text:p>
          </table:table-cell>
          <table:table-cell table:style-name="ce3" office:value-type="float" office:value="324.937139080803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3" office:value-type="float" office:value="324.93781752708" calcext:value-type="float">
            <text:p>324.938</text:p>
          </table:table-cell>
          <table:table-cell table:style-name="ce3" office:value-type="float" office:value="324.937187213522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3" office:value-type="float" office:value="324.937821395281" calcext:value-type="float">
            <text:p>324.938</text:p>
          </table:table-cell>
          <table:table-cell table:style-name="ce3" office:value-type="float" office:value="324.937234935995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" office:value-type="float" office:value="324.937820854592" calcext:value-type="float">
            <text:p>324.938</text:p>
          </table:table-cell>
          <table:table-cell table:style-name="ce3" office:value-type="float" office:value="324.937282248223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3" office:value-type="float" office:value="324.937820313903" calcext:value-type="float">
            <text:p>324.938</text:p>
          </table:table-cell>
          <table:table-cell table:style-name="ce3" office:value-type="float" office:value="324.937329150205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3" office:value-type="float" office:value="324.937819773213" calcext:value-type="float">
            <text:p>324.938</text:p>
          </table:table-cell>
          <table:table-cell table:style-name="ce3" office:value-type="float" office:value="324.937345141902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3" office:value-type="float" office:value="324.937819232524" calcext:value-type="float">
            <text:p>324.938</text:p>
          </table:table-cell>
          <table:table-cell table:style-name="ce3" office:value-type="float" office:value="324.937360435058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3" office:value-type="float" office:value="324.937818691834" calcext:value-type="float">
            <text:p>324.938</text:p>
          </table:table-cell>
          <table:table-cell table:style-name="ce3" office:value-type="float" office:value="324.937375728214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3" office:value-type="float" office:value="324.937818151145" calcext:value-type="float">
            <text:p>324.938</text:p>
          </table:table-cell>
          <table:table-cell table:style-name="ce3" office:value-type="float" office:value="324.937391021369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3" office:value-type="float" office:value="324.937817610456" calcext:value-type="float">
            <text:p>324.938</text:p>
          </table:table-cell>
          <table:table-cell table:style-name="ce3" office:value-type="float" office:value="324.937406314525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3" office:value-type="float" office:value="324.937817069766" calcext:value-type="float">
            <text:p>324.938</text:p>
          </table:table-cell>
          <table:table-cell table:style-name="ce3" office:value-type="float" office:value="324.937421607681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3" office:value-type="float" office:value="324.937816529077" calcext:value-type="float">
            <text:p>324.938</text:p>
          </table:table-cell>
          <table:table-cell table:style-name="ce3" office:value-type="float" office:value="324.937436900836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3" office:value-type="float" office:value="324.937815988388" calcext:value-type="float">
            <text:p>324.938</text:p>
          </table:table-cell>
          <table:table-cell table:style-name="ce3" office:value-type="float" office:value="324.937452193992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3" office:value-type="float" office:value="324.937816140358" calcext:value-type="float">
            <text:p>324.938</text:p>
          </table:table-cell>
          <table:table-cell table:style-name="ce3" office:value-type="float" office:value="324.937467487147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3" office:value-type="float" office:value="324.93781661428" calcext:value-type="float">
            <text:p>324.938</text:p>
          </table:table-cell>
          <table:table-cell table:style-name="ce3" office:value-type="float" office:value="324.937482780303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3" office:value-type="float" office:value="324.937817088202" calcext:value-type="float">
            <text:p>324.938</text:p>
          </table:table-cell>
          <table:table-cell table:style-name="ce3" office:value-type="float" office:value="324.937498073459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3" office:value-type="float" office:value="324.937817562125" calcext:value-type="float">
            <text:p>324.938</text:p>
          </table:table-cell>
          <table:table-cell table:style-name="ce3" office:value-type="float" office:value="324.937513366614" calcext:value-type="float">
            <text:p>324.938</text:p>
          </table:table-cell>
          <table:table-cell table:number-columns-repeated="398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3" office:value-type="float" office:value="324.937818036047" calcext:value-type="float">
            <text:p>324.938</text:p>
          </table:table-cell>
          <table:table-cell table:style-name="ce3" office:value-type="float" office:value="324.93752865977" calcext:value-type="float">
            <text:p>324.938</text:p>
          </table:table-cell>
          <table:table-cell table:number-columns-repeated="398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3" office:value-type="float" office:value="324.937818509969" calcext:value-type="float">
            <text:p>324.938</text:p>
          </table:table-cell>
          <table:table-cell table:style-name="ce3" office:value-type="float" office:value="324.937543952925" calcext:value-type="float">
            <text:p>324.938</text:p>
          </table:table-cell>
          <table:table-cell table:number-columns-repeated="39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3" office:value-type="float" office:value="324.937818983892" calcext:value-type="float">
            <text:p>324.938</text:p>
          </table:table-cell>
          <table:table-cell table:style-name="ce3" office:value-type="float" office:value="324.937555217247" calcext:value-type="float">
            <text:p>324.938</text:p>
          </table:table-cell>
          <table:table-cell table:number-columns-repeated="398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3" office:value-type="float" office:value="324.937819457814" calcext:value-type="float">
            <text:p>324.938</text:p>
          </table:table-cell>
          <table:table-cell table:style-name="ce3" office:value-type="float" office:value="324.9375643871" calcext:value-type="float">
            <text:p>324.938</text:p>
          </table:table-cell>
          <table:table-cell table:number-columns-repeated="398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3" office:value-type="float" office:value="324.937819931736" calcext:value-type="float">
            <text:p>324.938</text:p>
          </table:table-cell>
          <table:table-cell table:style-name="ce3" office:value-type="float" office:value="324.937573556953" calcext:value-type="float">
            <text:p>324.938</text:p>
          </table:table-cell>
          <table:table-cell table:number-columns-repeated="398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3" office:value-type="float" office:value="324.937820405659" calcext:value-type="float">
            <text:p>324.938</text:p>
          </table:table-cell>
          <table:table-cell table:style-name="ce3" office:value-type="float" office:value="324.937582726806" calcext:value-type="float">
            <text:p>324.938</text:p>
          </table:table-cell>
          <table:table-cell table:number-columns-repeated="398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324.937821475106" calcext:value-type="float">
            <text:p>324.938</text:p>
          </table:table-cell>
          <table:table-cell table:style-name="ce3" office:value-type="float" office:value="324.937591896659" calcext:value-type="float">
            <text:p>324.938</text:p>
          </table:table-cell>
          <table:table-cell table:number-columns-repeated="398"/>
        </table:table-row>
        <table:table-row table:style-name="ro1" table:number-rows-repeated="1048472">
          <table:table-cell table:number-columns-repeated="401"/>
        </table:table-row>
        <table:table-row table:style-name="ro1">
          <table:table-cell table:number-columns-repeated="4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 style:data-style-name="N2" text:time-value="23:37:45.178155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1T23:37:52.558025545</dc:date>
    <meta:editing-duration>PT7M40S</meta:editing-duration>
    <meta:editing-cycles>10</meta:editing-cycles>
    <meta:generator>LibreOffice/5.2.7.2$Linux_X86_64 LibreOffice_project/20m0$Build-2</meta:generator>
    <meta:document-statistic meta:table-count="1" meta:cell-count="3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3">
      <style:chart-properties chart:display-label="true" chart:logarithmic="false" chart:minimum="300" chart:maximum="3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3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491cm" svg:height="11.526cm" xlink:href=".." xlink:type="simple" chart:class="chart:scatter" chart:column-mapping="0 1" chart:style-name="ch1">
        <chart:legend svg:x="15.511cm" svg:y="0.737cm" style:legend-expansion="custom" chartooo:width="3.813cm" chartooo:height="1.088cm" style:legend-expansion-aspect-ratio="3.50459558823529" chart:style-name="ch2"/>
        <chart:plot-area chart:style-name="ch3" table:cell-range-address="T0.A3:T0.C103 T0.B2:T0.C2" chart:data-source-has-labels="both" svg:x="0.409cm" svg:y="0.23cm" svg:width="19.673cm" svg:height="11.066cm">
          <chartooo:coordinate-region svg:x="1.861cm" svg:y="0.427cm" svg:width="17.942cm" svg:height="10.226cm"/>
          <chart:axis chart:dimension="x" chart:name="primary-x" chart:style-name="ch4" chartooo:axis-type="auto">
            <chart:categories table:cell-range-address="T0.A3:T0.A10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0.B3:T0.B103" chart:label-cell-address="T0.B2:T0.B2" chart:class="chart:scatter">
            <chart:domain table:cell-range-address="T0.A3:T0.A103"/>
            <chart:data-point chart:repeated="101"/>
          </chart:series>
          <chart:series chart:style-name="ch8" chart:values-cell-range-address="T0.C3:T0.C103" chart:label-cell-address="T0.C2:T0.C2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sSimulator</text:p>
                <draw:g>
                  <svg:desc>T0.B2:T0.B2</svg:desc>
                </draw:g>
              </table:table-cell>
              <table:table-cell office:value-type="string">
                <text:p>DAE Tools</text:p>
                <draw:g>
                  <svg:desc>T0.C2:T0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0.A3:T0.A103</svg:desc>
                </draw:g>
              </table:table-cell>
              <table:table-cell office:value-type="float" office:value="0">
                <text:p>0</text:p>
                <draw:g>
                  <svg:desc>T0.A3:T0.A103</svg:desc>
                </draw:g>
              </table:table-cell>
              <table:table-cell office:value-type="float" office:value="300.875005490112">
                <text:p>300.875005490112</text:p>
                <draw:g>
                  <svg:desc>T0.B3:T0.B103</svg:desc>
                </draw:g>
              </table:table-cell>
              <table:table-cell office:value-type="float" office:value="300.83125519586">
                <text:p>300.83125519586</text:p>
                <draw:g>
                  <svg:desc>T0.C3:T0.C10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6.844164522136">
                <text:p>306.844164522136</text:p>
              </table:table-cell>
              <table:table-cell office:value-type="float" office:value="306.837451188856">
                <text:p>306.8374511888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9.636811474586">
                <text:p>309.636811474586</text:p>
              </table:table-cell>
              <table:table-cell office:value-type="float" office:value="309.631631862243">
                <text:p>309.6316318622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11.780277376074">
                <text:p>311.780277376074</text:p>
              </table:table-cell>
              <table:table-cell office:value-type="float" office:value="311.77647968425">
                <text:p>311.776479684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13.564472664667">
                <text:p>313.564472664667</text:p>
              </table:table-cell>
              <table:table-cell office:value-type="float" office:value="313.561375251053">
                <text:p>313.5613752510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15.090662599127">
                <text:p>315.090662599127</text:p>
              </table:table-cell>
              <table:table-cell office:value-type="float" office:value="315.087894848071">
                <text:p>315.0878948480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6.40776131937">
                <text:p>316.40776131937</text:p>
              </table:table-cell>
              <table:table-cell office:value-type="float" office:value="316.405209652843">
                <text:p>316.40520965284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17.54769654547">
                <text:p>317.54769654547</text:p>
              </table:table-cell>
              <table:table-cell office:value-type="float" office:value="317.545869627578">
                <text:p>317.5458696275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18.534877323864">
                <text:p>318.534877323864</text:p>
              </table:table-cell>
              <table:table-cell office:value-type="float" office:value="318.533721627763">
                <text:p>318.53372162776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19.389894917268">
                <text:p>319.389894917268</text:p>
              </table:table-cell>
              <table:table-cell office:value-type="float" office:value="319.389033832041">
                <text:p>319.3890338320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20.130876337101">
                <text:p>320.130876337101</text:p>
              </table:table-cell>
              <table:table-cell office:value-type="float" office:value="320.130019723842">
                <text:p>320.13001972384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20.772810982339">
                <text:p>320.772810982339</text:p>
              </table:table-cell>
              <table:table-cell office:value-type="float" office:value="320.77215320406">
                <text:p>320.7721532040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21.329183316618">
                <text:p>321.329183316618</text:p>
              </table:table-cell>
              <table:table-cell office:value-type="float" office:value="321.328685311137">
                <text:p>321.32868531113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21.811116708092">
                <text:p>321.811116708092</text:p>
              </table:table-cell>
              <table:table-cell office:value-type="float" office:value="321.811042591061">
                <text:p>321.81104259106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22.22873108686">
                <text:p>322.22873108686</text:p>
              </table:table-cell>
              <table:table-cell office:value-type="float" office:value="322.229085929137">
                <text:p>322.22908592913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22.590620591654">
                <text:p>322.590620591654</text:p>
              </table:table-cell>
              <table:table-cell office:value-type="float" office:value="322.590969989233">
                <text:p>322.5909699892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22.904133924702">
                <text:p>322.904133924702</text:p>
              </table:table-cell>
              <table:table-cell office:value-type="float" office:value="322.904487889583">
                <text:p>322.90448788958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23.175775593764">
                <text:p>323.175775593764</text:p>
              </table:table-cell>
              <table:table-cell office:value-type="float" office:value="323.175792270656">
                <text:p>323.17579227065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23.411157139812">
                <text:p>323.411157139812</text:p>
              </table:table-cell>
              <table:table-cell office:value-type="float" office:value="323.410728619497">
                <text:p>323.41072861949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23.615069322728">
                <text:p>323.615069322728</text:p>
              </table:table-cell>
              <table:table-cell office:value-type="float" office:value="323.614136403836">
                <text:p>323.6141364038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23.791716552751">
                <text:p>323.791716552751</text:p>
              </table:table-cell>
              <table:table-cell office:value-type="float" office:value="323.790528925655">
                <text:p>323.79052892565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23.944783194997">
                <text:p>323.944783194997</text:p>
              </table:table-cell>
              <table:table-cell office:value-type="float" office:value="323.943478546197">
                <text:p>323.9434785461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24.077409637847">
                <text:p>324.077409637847</text:p>
              </table:table-cell>
              <table:table-cell office:value-type="float" office:value="324.075972416751">
                <text:p>324.07597241675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24.192325350325">
                <text:p>324.192325350325</text:p>
              </table:table-cell>
              <table:table-cell office:value-type="float" office:value="324.190997743872">
                <text:p>324.19099774387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24.291882339049">
                <text:p>324.291882339049</text:p>
              </table:table-cell>
              <table:table-cell office:value-type="float" office:value="324.290746258327">
                <text:p>324.29074625832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24.378160600846">
                <text:p>324.378160600846</text:p>
              </table:table-cell>
              <table:table-cell office:value-type="float" office:value="324.377072886934">
                <text:p>324.37707288693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24.452899165881">
                <text:p>324.452899165881</text:p>
              </table:table-cell>
              <table:table-cell office:value-type="float" office:value="324.451643770463">
                <text:p>324.45164377046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24.517612842178">
                <text:p>324.517612842178</text:p>
              </table:table-cell>
              <table:table-cell office:value-type="float" office:value="324.516464088734">
                <text:p>324.51646408873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24.57364305722">
                <text:p>324.57364305722</text:p>
              </table:table-cell>
              <table:table-cell office:value-type="float" office:value="324.572661049033">
                <text:p>324.57266104903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24.622268620916">
                <text:p>324.622268620916</text:p>
              </table:table-cell>
              <table:table-cell office:value-type="float" office:value="324.621040843894">
                <text:p>324.6210408438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24.664437997102">
                <text:p>324.664437997102</text:p>
              </table:table-cell>
              <table:table-cell office:value-type="float" office:value="324.663122138114">
                <text:p>324.66312213811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24.700986256517">
                <text:p>324.700986256517</text:p>
              </table:table-cell>
              <table:table-cell office:value-type="float" office:value="324.700111995483">
                <text:p>324.70011199548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24.732623024663">
                <text:p>324.732623024663</text:p>
              </table:table-cell>
              <table:table-cell office:value-type="float" office:value="324.731828777483">
                <text:p>324.73182877748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324.760025104415">
                <text:p>324.760025104415</text:p>
              </table:table-cell>
              <table:table-cell office:value-type="float" office:value="324.759168100337">
                <text:p>324.75916810033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24.783744680952">
                <text:p>324.783744680952</text:p>
              </table:table-cell>
              <table:table-cell office:value-type="float" office:value="324.783045653244">
                <text:p>324.78304565324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24.804292829007">
                <text:p>324.804292829007</text:p>
              </table:table-cell>
              <table:table-cell office:value-type="float" office:value="324.803856620891">
                <text:p>324.80385662089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24.822117717817">
                <text:p>324.822117717817</text:p>
              </table:table-cell>
              <table:table-cell office:value-type="float" office:value="324.82168080807">
                <text:p>324.8216808080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24.837597153621">
                <text:p>324.837597153621</text:p>
              </table:table-cell>
              <table:table-cell office:value-type="float" office:value="324.83719549544">
                <text:p>324.837195495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24.851021737397">
                <text:p>324.851021737397</text:p>
              </table:table-cell>
              <table:table-cell office:value-type="float" office:value="324.850972713202">
                <text:p>324.85097271320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24.862631906448">
                <text:p>324.862631906448</text:p>
              </table:table-cell>
              <table:table-cell office:value-type="float" office:value="324.862673502914">
                <text:p>324.86267350291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24.872683888218">
                <text:p>324.872683888218</text:p>
              </table:table-cell>
              <table:table-cell office:value-type="float" office:value="324.872536111687">
                <text:p>324.87253611168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24.88139445198">
                <text:p>324.88139445198</text:p>
              </table:table-cell>
              <table:table-cell office:value-type="float" office:value="324.881457148674">
                <text:p>324.88145714867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24.888882253721">
                <text:p>324.888882253721</text:p>
              </table:table-cell>
              <table:table-cell office:value-type="float" office:value="324.889199353647">
                <text:p>324.88919935364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24.895405129185">
                <text:p>324.895405129185</text:p>
              </table:table-cell>
              <table:table-cell office:value-type="float" office:value="324.895861816951">
                <text:p>324.8958618169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24.901057889999">
                <text:p>324.901057889999</text:p>
              </table:table-cell>
              <table:table-cell office:value-type="float" office:value="324.901579580994">
                <text:p>324.90157958099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24.905954898303">
                <text:p>324.905954898303</text:p>
              </table:table-cell>
              <table:table-cell office:value-type="float" office:value="324.906513595854">
                <text:p>324.90651359585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24.910197253569">
                <text:p>324.910197253569</text:p>
              </table:table-cell>
              <table:table-cell office:value-type="float" office:value="324.910894200529">
                <text:p>324.91089420052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24.913848705674">
                <text:p>324.913848705674</text:p>
              </table:table-cell>
              <table:table-cell office:value-type="float" office:value="324.914775625652">
                <text:p>324.91477562565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24.917007554089">
                <text:p>324.917007554089</text:p>
              </table:table-cell>
              <table:table-cell office:value-type="float" office:value="324.918104345982">
                <text:p>324.91810434598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324.919740374211">
                <text:p>324.919740374211</text:p>
              </table:table-cell>
              <table:table-cell office:value-type="float" office:value="324.920932880687">
                <text:p>324.92093288068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24.922088991066">
                <text:p>324.922088991066</text:p>
              </table:table-cell>
              <table:table-cell office:value-type="float" office:value="324.923506745139">
                <text:p>324.92350674513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324.924129608075">
                <text:p>324.924129608075</text:p>
              </table:table-cell>
              <table:table-cell office:value-type="float" office:value="324.925668843272">
                <text:p>324.92566884327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24.92589378392">
                <text:p>324.92589378392</text:p>
              </table:table-cell>
              <table:table-cell office:value-type="float" office:value="324.927419175085">
                <text:p>324.92741917508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24.927402848555">
                <text:p>324.927402848555</text:p>
              </table:table-cell>
              <table:table-cell office:value-type="float" office:value="324.928962842201">
                <text:p>324.92896284220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24.928678419738">
                <text:p>324.928678419738</text:p>
              </table:table-cell>
              <table:table-cell office:value-type="float" office:value="324.930349884284">
                <text:p>324.93034988428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24.929761938925">
                <text:p>324.929761938925</text:p>
              </table:table-cell>
              <table:table-cell office:value-type="float" office:value="324.931483464292">
                <text:p>324.93148346429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24.930686650218">
                <text:p>324.930686650218</text:p>
              </table:table-cell>
              <table:table-cell office:value-type="float" office:value="324.932370609579">
                <text:p>324.93237060957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324.931485797721">
                <text:p>324.931485797721</text:p>
              </table:table-cell>
              <table:table-cell office:value-type="float" office:value="324.933239011289">
                <text:p>324.93323901128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24.932221113206">
                <text:p>324.932221113206</text:p>
              </table:table-cell>
              <table:table-cell office:value-type="float" office:value="324.933957821262">
                <text:p>324.93395782126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24.932962089808">
                <text:p>324.932962089808</text:p>
              </table:table-cell>
              <table:table-cell office:value-type="float" office:value="324.934527039499">
                <text:p>324.9345270394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24.933621003453">
                <text:p>324.933621003453</text:p>
              </table:table-cell>
              <table:table-cell office:value-type="float" office:value="324.934982673785">
                <text:p>324.934982673785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24.934197854141">
                <text:p>324.934197854141</text:p>
              </table:table-cell>
              <table:table-cell office:value-type="float" office:value="324.935378627018">
                <text:p>324.93537862701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24.934692641873">
                <text:p>324.934692641873</text:p>
              </table:table-cell>
              <table:table-cell office:value-type="float" office:value="324.935702345441">
                <text:p>324.93570234544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24.935105366647">
                <text:p>324.935105366647</text:p>
              </table:table-cell>
              <table:table-cell office:value-type="float" office:value="324.935969185557">
                <text:p>324.93596918555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24.935514877764">
                <text:p>324.935514877764</text:p>
              </table:table-cell>
              <table:table-cell office:value-type="float" office:value="324.936183478552">
                <text:p>324.93618347855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324.935868388234">
                <text:p>324.935868388234</text:p>
              </table:table-cell>
              <table:table-cell office:value-type="float" office:value="324.936361181539">
                <text:p>324.93636118153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24.936165289155">
                <text:p>324.936165289155</text:p>
              </table:table-cell>
              <table:table-cell office:value-type="float" office:value="324.936516592071">
                <text:p>324.93651659207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324.936405580525">
                <text:p>324.936405580525</text:p>
              </table:table-cell>
              <table:table-cell office:value-type="float" office:value="324.936651286492">
                <text:p>324.93665128649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24.936589262347">
                <text:p>324.936589262347</text:p>
              </table:table-cell>
              <table:table-cell office:value-type="float" office:value="324.936740909997">
                <text:p>324.936740909997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24.936791369595">
                <text:p>324.936791369595</text:p>
              </table:table-cell>
              <table:table-cell office:value-type="float" office:value="324.936808285029">
                <text:p>324.93680828502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24.936994425518">
                <text:p>324.936994425518</text:p>
              </table:table-cell>
              <table:table-cell office:value-type="float" office:value="324.936858521826">
                <text:p>324.936858521826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324.937175221836">
                <text:p>324.937175221836</text:p>
              </table:table-cell>
              <table:table-cell office:value-type="float" office:value="324.936896730627">
                <text:p>324.93689673062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24.937333758546">
                <text:p>324.937333758546</text:p>
              </table:table-cell>
              <table:table-cell office:value-type="float" office:value="324.936928021671">
                <text:p>324.936928021671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24.937470035651">
                <text:p>324.937470035651</text:p>
              </table:table-cell>
              <table:table-cell office:value-type="float" office:value="324.936957505199">
                <text:p>324.9369575051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24.937584053149">
                <text:p>324.937584053149</text:p>
              </table:table-cell>
              <table:table-cell office:value-type="float" office:value="324.936992221172">
                <text:p>324.93699222117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24.937675811041">
                <text:p>324.937675811041</text:p>
              </table:table-cell>
              <table:table-cell office:value-type="float" office:value="324.937041584628">
                <text:p>324.93704158462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24.937745309327">
                <text:p>324.937745309327</text:p>
              </table:table-cell>
              <table:table-cell office:value-type="float" office:value="324.937090537838">
                <text:p>324.93709053783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324.937792548007">
                <text:p>324.937792548007</text:p>
              </table:table-cell>
              <table:table-cell office:value-type="float" office:value="324.937139080803">
                <text:p>324.93713908080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24.93781752708">
                <text:p>324.93781752708</text:p>
              </table:table-cell>
              <table:table-cell office:value-type="float" office:value="324.937187213522">
                <text:p>324.937187213522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324.937821395281">
                <text:p>324.937821395281</text:p>
              </table:table-cell>
              <table:table-cell office:value-type="float" office:value="324.937234935995">
                <text:p>324.93723493599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24.937820854592">
                <text:p>324.937820854592</text:p>
              </table:table-cell>
              <table:table-cell office:value-type="float" office:value="324.937282248223">
                <text:p>324.937282248223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324.937820313903">
                <text:p>324.937820313903</text:p>
              </table:table-cell>
              <table:table-cell office:value-type="float" office:value="324.937329150205">
                <text:p>324.93732915020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324.937819773213">
                <text:p>324.937819773213</text:p>
              </table:table-cell>
              <table:table-cell office:value-type="float" office:value="324.937345141902">
                <text:p>324.937345141902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24.937819232524">
                <text:p>324.937819232524</text:p>
              </table:table-cell>
              <table:table-cell office:value-type="float" office:value="324.937360435058">
                <text:p>324.93736043505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24.937818691834">
                <text:p>324.937818691834</text:p>
              </table:table-cell>
              <table:table-cell office:value-type="float" office:value="324.937375728214">
                <text:p>324.937375728214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324.937818151145">
                <text:p>324.937818151145</text:p>
              </table:table-cell>
              <table:table-cell office:value-type="float" office:value="324.937391021369">
                <text:p>324.93739102136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324.937817610456">
                <text:p>324.937817610456</text:p>
              </table:table-cell>
              <table:table-cell office:value-type="float" office:value="324.937406314525">
                <text:p>324.937406314525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324.937817069766">
                <text:p>324.937817069766</text:p>
              </table:table-cell>
              <table:table-cell office:value-type="float" office:value="324.937421607681">
                <text:p>324.93742160768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324.937816529077">
                <text:p>324.937816529077</text:p>
              </table:table-cell>
              <table:table-cell office:value-type="float" office:value="324.937436900836">
                <text:p>324.937436900836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324.937815988388">
                <text:p>324.937815988388</text:p>
              </table:table-cell>
              <table:table-cell office:value-type="float" office:value="324.937452193992">
                <text:p>324.93745219399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324.937816140358">
                <text:p>324.937816140358</text:p>
              </table:table-cell>
              <table:table-cell office:value-type="float" office:value="324.937467487147">
                <text:p>324.937467487147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324.93781661428">
                <text:p>324.93781661428</text:p>
              </table:table-cell>
              <table:table-cell office:value-type="float" office:value="324.937482780303">
                <text:p>324.93748278030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324.937817088202">
                <text:p>324.937817088202</text:p>
              </table:table-cell>
              <table:table-cell office:value-type="float" office:value="324.937498073459">
                <text:p>324.937498073459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324.937817562125">
                <text:p>324.937817562125</text:p>
              </table:table-cell>
              <table:table-cell office:value-type="float" office:value="324.937513366614">
                <text:p>324.93751336661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324.937818036047">
                <text:p>324.937818036047</text:p>
              </table:table-cell>
              <table:table-cell office:value-type="float" office:value="324.93752865977">
                <text:p>324.93752865977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324.937818509969">
                <text:p>324.937818509969</text:p>
              </table:table-cell>
              <table:table-cell office:value-type="float" office:value="324.937543952925">
                <text:p>324.93754395292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324.937818983892">
                <text:p>324.937818983892</text:p>
              </table:table-cell>
              <table:table-cell office:value-type="float" office:value="324.937555217247">
                <text:p>324.937555217247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24.937819457814">
                <text:p>324.937819457814</text:p>
              </table:table-cell>
              <table:table-cell office:value-type="float" office:value="324.9375643871">
                <text:p>324.937564387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24.937819931736">
                <text:p>324.937819931736</text:p>
              </table:table-cell>
              <table:table-cell office:value-type="float" office:value="324.937573556953">
                <text:p>324.937573556953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324.937820405659">
                <text:p>324.937820405659</text:p>
              </table:table-cell>
              <table:table-cell office:value-type="float" office:value="324.937582726806">
                <text:p>324.9375827268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24.937821475106">
                <text:p>324.937821475106</text:p>
              </table:table-cell>
              <table:table-cell office:value-type="float" office:value="324.937591896659">
                <text:p>324.937591896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